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Segoe UI2" svg:font-family="'Segoe UI'" style:font-adornments="Regular"/>
    <style:font-face style:name="Arial1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0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6pt" fo:text-shadow="none" style:font-size-asian="36pt" style:font-size-complex="3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28pt" fo:text-shadow="none" style:text-underline-style="none" fo:font-weight="normal" style:font-name-asian="Segoe UI" style:font-size-asian="28pt" style:font-weight-asian="normal" style:font-name-complex="Segoe UI" style:font-size-complex="28pt" style:font-weight-complex="normal"/>
    </style:style>
    <style:style style:name="T3" style:family="text">
      <style:text-properties fo:color="#000000" style:font-name="Segoe UI1" fo:font-size="24pt" fo:font-style="italic" fo:text-shadow="none" style:text-underline-style="none" fo:font-weight="normal" style:font-name-asian="Segoe UI" style:font-size-asian="24pt" style:font-style-asian="italic" style:font-weight-asian="normal" style:font-name-complex="Segoe UI" style:font-size-complex="24pt" style:font-style-complex="italic" style:font-weight-complex="normal"/>
    </style:style>
    <style:style style:name="T4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color="#cc0000" style:font-name="Arial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6" style:family="text">
      <style:text-properties fo:color="#000000" style:font-name="Segoe UI1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7" style:family="text">
      <style:text-properties fo:color="#cc0000" style:font-name="Arial" fo:font-size="36pt" fo:text-shadow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8" style:family="text">
      <style:text-properties fo:color="#cc0000" style:font-name="Segoe UI1" fo:font-size="36pt" fo:text-shadow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9" style:family="text">
      <style:text-properties fo:color="#cc0000" style:font-name="Arial1" fo:font-size="36pt" fo:text-shadow="none" fo:font-weight="bold" style:font-name-asian="Arial1" style:font-size-asian="36pt" style:font-weight-asian="bold" style:font-name-complex="Arial1" style:font-size-complex="36pt" style:font-weight-complex="bold"/>
    </style:style>
    <style:style style:name="T10" style:family="text">
      <style:text-properties fo:color="#000000" style:font-name="Arial1" fo:font-size="36pt" fo:text-shadow="none" fo:font-weight="bold" style:font-name-asian="Arial1" style:font-size-asian="36pt" style:font-weight-asian="bold" style:font-name-complex="Arial1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8.32cm" svg:x="1.778cm" svg:y="0.33cm">
          <draw:text-box>
            <text:p text:style-name="P1"><text:span text:style-name="T1">Gloria in Excelsis</text:span><text:span text:style-name="T2"> <text:s/></text:span><text:span text:style-name="T3">LSB p.204</text:span></text:p>
            <text:p text:style-name="P1"><text:span text:style-name="T4">C: </text:span><text:span text:style-name="T5">♫</text:span><text:span text:style-name="T6"> </text:span><text:span text:style-name="T4">To God on high be glory</text:span></text:p>
            <text:p text:style-name="P1"><text:span text:style-name="T4">And peace to all the earth;</text:span></text:p>
            <text:p text:style-name="P1"><text:span text:style-name="T4">Goodwill from God in heaven</text:span></text:p>
            <text:p text:style-name="P1"><text:span text:style-name="T4">Proclaimed at Jesus' birth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4.114cm" svg:height="7.011cm" svg:x="2.028cm" svg:y="0.508cm">
          <draw:text-box>
            <text:p text:style-name="P1"><text:span text:style-name="T4">We praise and bless You, Father;</text:span></text:p>
            <text:p text:style-name="P1"><text:span text:style-name="T4">Your holy name we sing—</text:span></text:p>
            <text:p text:style-name="P1"><text:span text:style-name="T4">Our thanks for Your great glory,</text:span></text:p>
            <text:p text:style-name="P1"><text:span text:style-name="T4">Lord God, our heav'nly K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5" draw:layer="layout" svg:width="24.384cm" svg:height="7.011cm" svg:x="1.778cm" svg:y="0.508cm">
          <draw:text-box>
            <text:p text:style-name="P1"><text:span text:style-name="T7">♫</text:span><text:span text:style-name="T8"> </text:span><text:span text:style-name="T4">To You, O sole-begotten,</text:span></text:p>
            <text:p text:style-name="P1"><text:span text:style-name="T4">The Father's Son, we pray;</text:span></text:p>
            <text:p text:style-name="P1"><text:span text:style-name="T4">O Lamb of God, our Savior,</text:span></text:p>
            <text:p text:style-name="P1"><text:span text:style-name="T4">You take our sins a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5" draw:layer="layout" svg:width="24.384cm" svg:height="7.011cm" svg:x="1.778cm" svg:y="0.508cm">
          <draw:text-box>
            <text:p text:style-name="P1"><text:span text:style-name="T4">Have mercy on us, Jesus;</text:span></text:p>
            <text:p text:style-name="P1"><text:span text:style-name="T4">Receive our heartfelt cry,</text:span></text:p>
            <text:p text:style-name="P1"><text:span text:style-name="T4">Where You in pow'r are seated</text:span></text:p>
            <text:p text:style-name="P1"><text:span text:style-name="T4">At God's right hand on high—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6" draw:layer="layout" svg:width="24.384cm" svg:height="7.011cm" svg:x="1.778cm" svg:y="0.508cm">
          <draw:text-box>
            <text:p text:style-name="P1"><text:span text:style-name="T9">♫</text:span><text:span text:style-name="T10"> </text:span><text:span text:style-name="T4">For You alone are holy,</text:span></text:p>
            <text:p text:style-name="P1"><text:span text:style-name="T4">You only are the Lord.</text:span></text:p>
            <text:p text:style-name="P1"><text:span text:style-name="T4">Forever and forever,</text:span></text:p>
            <text:p text:style-name="P1"><text:span text:style-name="T4">Be worshiped and adored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5" draw:layer="layout" svg:width="24.384cm" svg:height="7.011cm" svg:x="1.778cm" svg:y="0.508cm">
          <draw:text-box>
            <text:p text:style-name="P1"><text:span text:style-name="T4">You with the Holy Spirit</text:span></text:p>
            <text:p text:style-name="P1"><text:span text:style-name="T4">Alone are Lord Most High,</text:span></text:p>
            <text:p text:style-name="P1"><text:span text:style-name="T4">In God the Father's glory.</text:span></text:p>
            <text:p text:style-name="P1"><text:span text:style-name="T4">"Amen!" our glad rep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Segoe UI2" svg:font-family="'Segoe UI'" style:font-adornments="Regular"/>
    <style:font-face style:name="Arial1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2T19:14:50.284000000</meta:creation-date>
    <dc:date>2018-06-20T22:18:48.574000000</dc:date>
    <meta:editing-duration>PT20M36S</meta:editing-duration>
    <meta:editing-cycles>5</meta:editing-cycles>
    <meta:generator>LibreOffice/6.0.1.1$Windows_X86_64 LibreOffice_project/60bfb1526849283ce2491346ed2aa51c465abfe6</meta:generator>
    <meta:document-statistic meta:object-count="39"/>
  </office:meta>
</office:document-meta>
</file>